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0.11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85.89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122.94pt"/>
    </style:style>
    <style:style style:name="co9" style:family="table-column">
      <style:table-column-properties fo:break-before="auto" style:column-width="92.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map_type</text:p>
          </table:table-cell>
          <table:table-cell table:style-name="ce1" office:value-type="string" calcext:value-type="string">
            <text:p>key_type</text:p>
          </table:table-cell>
          <table:table-cell table:style-name="ce1" office:value-type="string" calcext:value-type="string">
            <text:p>val_type</text:p>
          </table:table-cell>
          <table:table-cell table:style-name="ce1" office:value-type="string" calcext:value-type="string">
            <text:p>shard_count</text:p>
          </table:table-cell>
          <table:table-cell table:style-name="ce1" office:value-type="string" calcext:value-type="string">
            <text:p>total_operations</text:p>
          </table:table-cell>
          <table:table-cell table:style-name="ce1" office:value-type="string" calcext:value-type="string">
            <text:p>thread_count</text:p>
          </table:table-cell>
          <table:table-cell table:style-name="ce1" office:value-type="string" calcext:value-type="string">
            <text:p>avg_operations_per_ms</text:p>
          </table:table-cell>
          <table:table-cell table:style-name="ce1" office:value-type="string" calcext:value-type="string">
            <text:p>total_elapsed_m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016.06" calcext:value-type="float">
            <text:p>4016.06</text:p>
          </table:table-cell>
          <table:table-cell office:value-type="float" office:value="249" calcext:value-type="float">
            <text:p>2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552.8" calcext:value-type="float">
            <text:p>1552.8</text:p>
          </table:table-cell>
          <table:table-cell office:value-type="float" office:value="644" calcext:value-type="float">
            <text:p>6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pty_when_empty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9708.74" calcext:value-type="float">
            <text:p>9708.74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pty_when_empty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2409.64" calcext:value-type="float">
            <text:p>2409.64</text:p>
          </table:table-cell>
          <table:table-cell office:value-type="float" office:value="415" calcext:value-type="float">
            <text:p>4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376.34" calcext:value-type="float">
            <text:p>5376.34</text:p>
          </table:table-cell>
          <table:table-cell office:value-type="float" office:value="186" calcext:value-type="float">
            <text:p>1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686.34" calcext:value-type="float">
            <text:p>1686.34</text:p>
          </table:table-cell>
          <table:table-cell office:value-type="float" office:value="593" calcext:value-type="float">
            <text:p>5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9615.38" calcext:value-type="float">
            <text:p>9615.38</text:p>
          </table:table-cell>
          <table:table-cell office:value-type="float" office:value="104" calcext:value-type="float">
            <text:p>1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2659.57" calcext:value-type="float">
            <text:p>2659.57</text:p>
          </table:table-cell>
          <table:table-cell office:value-type="float" office:value="376" calcext:value-type="float">
            <text:p>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651.16" calcext:value-type="float">
            <text:p>4651.16</text:p>
          </table:table-cell>
          <table:table-cell office:value-type="float" office:value="215" calcext:value-type="float">
            <text:p>2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587.16" calcext:value-type="float">
            <text:p>4587.16</text:p>
          </table:table-cell>
          <table:table-cell office:value-type="float" office:value="218" calcext:value-type="float">
            <text:p>2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ert_or_assign_existing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102.04" calcext:value-type="float">
            <text:p>5102.04</text:p>
          </table:table-cell>
          <table:table-cell office:value-type="float" office:value="196" calcext:value-type="float">
            <text:p>1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ert_or_assign_existing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208.33" calcext:value-type="float">
            <text:p>5208.33</text:p>
          </table:table-cell>
          <table:table-cell office:value-type="float" office:value="192" calcext:value-type="float">
            <text:p>1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pty_when_not_empty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9900.99" calcext:value-type="float">
            <text:p>9900.99</text:p>
          </table:table-cell>
          <table:table-cell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pty_when_not_empty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752.7" calcext:value-type="float">
            <text:p>10752.7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617.98" calcext:value-type="float">
            <text:p>5617.98</text:p>
          </table:table-cell>
          <table:table-cell office:value-type="float" office:value="178" calcext:value-type="float">
            <text:p>1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6211.18" calcext:value-type="float">
            <text:p>6211.18</text:p>
          </table:table-cell>
          <table:table-cell office:value-type="float" office:value="161" calcext:value-type="float">
            <text:p>1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ert_or_assign_not_existing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208.33" calcext:value-type="float">
            <text:p>5208.33</text:p>
          </table:table-cell>
          <table:table-cell office:value-type="float" office:value="192" calcext:value-type="float">
            <text:p>1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ert_or_assign_not_existing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115.23" calcext:value-type="float">
            <text:p>4115.23</text:p>
          </table:table-cell>
          <table:table-cell office:value-type="float" office:value="243" calcext:value-type="float">
            <text:p>2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ap_with_empty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3558.72" calcext:value-type="float">
            <text:p>3558.72</text:p>
          </table:table-cell>
          <table:table-cell office:value-type="float" office:value="281" calcext:value-type="float">
            <text:p>2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ap_with_empty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90.51" calcext:value-type="float">
            <text:p>1090.51</text:p>
          </table:table-cell>
          <table:table-cell office:value-type="float" office:value="917" calcext:value-type="float">
            <text:p>9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ge_with_empty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1666.7" calcext:value-type="float">
            <text:p>41666.7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ge_with_empty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3888.9" calcext:value-type="float">
            <text:p>13888.9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ge_with_empty_internal_map_type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405.41" calcext:value-type="float">
            <text:p>5405.41</text:p>
          </table:table-cell>
          <table:table-cell office:value-type="float" office:value="185" calcext:value-type="float">
            <text:p>1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ge_with_empty_internal_map_type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5555.6" calcext:value-type="float">
            <text:p>55555.6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script_operato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050.51" calcext:value-type="float">
            <text:p>5050.51</text:p>
          </table:table-cell>
          <table:table-cell office:value-type="float" office:value="198" calcext:value-type="float">
            <text:p>1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script_operato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263.16" calcext:value-type="float">
            <text:p>5263.16</text:p>
          </table:table-cell>
          <table:table-cell office:value-type="float" office:value="190" calcext:value-type="float">
            <text:p>1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526.3" calcext:value-type="float">
            <text:p>10526.3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526.3" calcext:value-type="float">
            <text:p>10526.3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309.3" calcext:value-type="float">
            <text:p>10309.3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416.7" calcext:value-type="float">
            <text:p>10416.7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2288.33" calcext:value-type="float">
            <text:p>2288.33</text:p>
          </table:table-cell>
          <table:table-cell office:value-type="float" office:value="437" calcext:value-type="float">
            <text:p>4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ad_facto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9900.99" calcext:value-type="float">
            <text:p>9900.99</text:p>
          </table:table-cell>
          <table:table-cell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ad_facto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2427.18" calcext:value-type="float">
            <text:p>2427.18</text:p>
          </table:table-cell>
          <table:table-cell office:value-type="float" office:value="412" calcext:value-type="float">
            <text:p>4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_max_load_facto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_max_load_facto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869.6" calcext:value-type="float">
            <text:p>10869.6</text:p>
          </table:table-cell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_max_load_facto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494.51" calcext:value-type="float">
            <text:p>5494.51</text:p>
          </table:table-cell>
          <table:table-cell office:value-type="float" office:value="182" calcext:value-type="float">
            <text:p>1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_max_load_facto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694.92" calcext:value-type="float">
            <text:p>1694.92</text:p>
          </table:table-cell>
          <table:table-cell office:value-type="float" office:value="590" calcext:value-type="float">
            <text:p>5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hash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366.81" calcext:value-type="float">
            <text:p>4366.81</text:p>
          </table:table-cell>
          <table:table-cell office:value-type="float" office:value="229" calcext:value-type="float">
            <text:p>2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hash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331.56" calcext:value-type="float">
            <text:p>1331.56</text:p>
          </table:table-cell>
          <table:table-cell office:value-type="float" office:value="751" calcext:value-type="float">
            <text:p>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erve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166.67" calcext:value-type="float">
            <text:p>4166.67</text:p>
          </table:table-cell>
          <table:table-cell office:value-type="float" office:value="240" calcext:value-type="float">
            <text:p>2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erve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200.48" calcext:value-type="float">
            <text:p>1200.48</text:p>
          </table:table-cell>
          <table:table-cell office:value-type="float" office:value="833" calcext:value-type="float">
            <text:p>833</text:p>
          </table:table-cell>
          <table:table-cell table:number-columns-repeated="1015"/>
        </table:table-row>
      </table:table>
      <table:table table:name="operations_per_ms" table:style-name="ta1">
        <table:shapes>
          <draw:frame draw:z-index="0" draw:style-name="gr1" draw:text-style-name="P1" svg:width="2037.03pt" svg:height="714.13pt" svg:x="96.8pt" svg:y="41.41pt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ce3"/>
        <table:table-column table:style-name="co10" table:default-cell-style-name="ce7"/>
        <table:table-column table:style-name="co10" table:default-cell-style-name="ce11"/>
        <table:table-row table:style-name="ro1">
          <table:table-cell table:style-name="ce2" office:value-type="string" calcext:value-type="string">
            <text:p>operation</text:p>
          </table:table-cell>
          <table:table-cell table:style-name="ce6" office:value-type="string" calcext:value-type="string">
            <text:p>map_type</text:p>
          </table:table-cell>
          <table:table-cell table:style-name="ce10" office:value-type="string" calcext:value-type="string">
            <text:p>Sum - avg_operations_per_m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Sharded</text:p>
          </table:table-cell>
          <table:table-cell office:value-type="float" office:value="10526.3" calcext:value-type="float">
            <text:p>10526.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Sharded</text:p>
          </table:table-cell>
          <table:table-cell office:value-type="float" office:value="1686.34" calcext:value-type="float">
            <text:p>1686.3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5376.34" calcext:value-type="float">
            <text:p>5376.34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Sharded</text:p>
          </table:table-cell>
          <table:table-cell office:value-type="float" office:value="1552.8" calcext:value-type="float">
            <text:p>1552.8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4016.06" calcext:value-type="float">
            <text:p>4016.06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Sharded</text:p>
          </table:table-cell>
          <table:table-cell office:value-type="float" office:value="10526.3" calcext:value-type="float">
            <text:p>10526.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harded</text:p>
          </table:table-cell>
          <table:table-cell office:value-type="float" office:value="2288.33" calcext:value-type="float">
            <text:p>2288.3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0416.7" calcext:value-type="float">
            <text:p>10416.7</text:p>
          </table:table-cell>
        </table:table-row>
        <table:table-row table:style-name="ro1">
          <table:table-cell office:value-type="string" calcext:value-type="string">
            <text:p>empty_when_empty</text:p>
          </table:table-cell>
          <table:table-cell office:value-type="string" calcext:value-type="string">
            <text:p>Sharded</text:p>
          </table:table-cell>
          <table:table-cell office:value-type="float" office:value="2409.64" calcext:value-type="float">
            <text:p>2409.6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9708.74" calcext:value-type="float">
            <text:p>9708.74</text:p>
          </table:table-cell>
        </table:table-row>
        <table:table-row table:style-name="ro1">
          <table:table-cell office:value-type="string" calcext:value-type="string">
            <text:p>empty_when_not_empty</text:p>
          </table:table-cell>
          <table:table-cell office:value-type="string" calcext:value-type="string">
            <text:p>Sharded</text:p>
          </table:table-cell>
          <table:table-cell office:value-type="float" office:value="10752.7" calcext:value-type="float">
            <text:p>10752.7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9900.99" calcext:value-type="float">
            <text:p>9900.99</text:p>
          </table:table-cell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Sharded</text:p>
          </table:table-cell>
          <table:table-cell office:value-type="float" office:value="6211.18" calcext:value-type="float">
            <text:p>6211.18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5617.98" calcext:value-type="float">
            <text:p>5617.98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Sharded</text:p>
          </table:table-cell>
          <table:table-cell office:value-type="float" office:value="10309.3" calcext:value-type="float">
            <text:p>10309.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get_max_load_factor</text:p>
          </table:table-cell>
          <table:table-cell office:value-type="string" calcext:value-type="string">
            <text:p>Sharded</text:p>
          </table:table-cell>
          <table:table-cell office:value-type="float" office:value="10869.6" calcext:value-type="float">
            <text:p>10869.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Sharded</text:p>
          </table:table-cell>
          <table:table-cell office:value-type="float" office:value="4587.16" calcext:value-type="float">
            <text:p>4587.1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4651.16" calcext:value-type="float">
            <text:p>4651.16</text:p>
          </table:table-cell>
        </table:table-row>
        <table:table-row table:style-name="ro1">
          <table:table-cell office:value-type="string" calcext:value-type="string">
            <text:p>insert_or_assign_existing</text:p>
          </table:table-cell>
          <table:table-cell office:value-type="string" calcext:value-type="string">
            <text:p>Sharded</text:p>
          </table:table-cell>
          <table:table-cell office:value-type="float" office:value="5208.33" calcext:value-type="float">
            <text:p>5208.3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5102.04" calcext:value-type="float">
            <text:p>5102.04</text:p>
          </table:table-cell>
        </table:table-row>
        <table:table-row table:style-name="ro1">
          <table:table-cell office:value-type="string" calcext:value-type="string">
            <text:p>insert_or_assign_not_existing</text:p>
          </table:table-cell>
          <table:table-cell office:value-type="string" calcext:value-type="string">
            <text:p>Sharded</text:p>
          </table:table-cell>
          <table:table-cell office:value-type="float" office:value="4115.23" calcext:value-type="float">
            <text:p>4115.2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5208.33" calcext:value-type="float">
            <text:p>5208.33</text:p>
          </table:table-cell>
        </table:table-row>
        <table:table-row table:style-name="ro1">
          <table:table-cell office:value-type="string" calcext:value-type="string">
            <text:p>load_factor</text:p>
          </table:table-cell>
          <table:table-cell office:value-type="string" calcext:value-type="string">
            <text:p>Sharded</text:p>
          </table:table-cell>
          <table:table-cell office:value-type="float" office:value="2427.18" calcext:value-type="float">
            <text:p>2427.18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9900.99" calcext:value-type="float">
            <text:p>9900.99</text:p>
          </table:table-cell>
        </table:table-row>
        <table:table-row table:style-name="ro1">
          <table:table-cell office:value-type="string" calcext:value-type="string">
            <text:p>merge_with_empty</text:p>
          </table:table-cell>
          <table:table-cell office:value-type="string" calcext:value-type="string">
            <text:p>Sharded</text:p>
          </table:table-cell>
          <table:table-cell office:value-type="float" office:value="13888.9" calcext:value-type="float">
            <text:p>13888.9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41666.7" calcext:value-type="float">
            <text:p>41666.7</text:p>
          </table:table-cell>
        </table:table-row>
        <table:table-row table:style-name="ro1">
          <table:table-cell office:value-type="string" calcext:value-type="string">
            <text:p>merge_with_empty_internal_map_type</text:p>
          </table:table-cell>
          <table:table-cell office:value-type="string" calcext:value-type="string">
            <text:p>Sharded</text:p>
          </table:table-cell>
          <table:table-cell office:value-type="float" office:value="55555.6" calcext:value-type="float">
            <text:p>55555.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5405.41" calcext:value-type="float">
            <text:p>5405.41</text:p>
          </table:table-cell>
        </table:table-row>
        <table:table-row table:style-name="ro1">
          <table:table-cell office:value-type="string" calcext:value-type="string">
            <text:p>rehash</text:p>
          </table:table-cell>
          <table:table-cell office:value-type="string" calcext:value-type="string">
            <text:p>Sharded</text:p>
          </table:table-cell>
          <table:table-cell office:value-type="float" office:value="1331.56" calcext:value-type="float">
            <text:p>1331.5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4366.81" calcext:value-type="float">
            <text:p>4366.81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office:value-type="string" calcext:value-type="string">
            <text:p>Sharded</text:p>
          </table:table-cell>
          <table:table-cell office:value-type="float" office:value="1200.48" calcext:value-type="float">
            <text:p>1200.48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4166.67" calcext:value-type="float">
            <text:p>4166.67</text:p>
          </table:table-cell>
        </table:table-row>
        <table:table-row table:style-name="ro1">
          <table:table-cell office:value-type="string" calcext:value-type="string">
            <text:p>set_max_load_factor</text:p>
          </table:table-cell>
          <table:table-cell office:value-type="string" calcext:value-type="string">
            <text:p>Sharded</text:p>
          </table:table-cell>
          <table:table-cell office:value-type="float" office:value="1694.92" calcext:value-type="float">
            <text:p>1694.92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5494.51" calcext:value-type="float">
            <text:p>5494.5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harded</text:p>
          </table:table-cell>
          <table:table-cell office:value-type="float" office:value="2659.57" calcext:value-type="float">
            <text:p>2659.57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9615.38" calcext:value-type="float">
            <text:p>9615.38</text:p>
          </table:table-cell>
        </table:table-row>
        <table:table-row table:style-name="ro1">
          <table:table-cell office:value-type="string" calcext:value-type="string">
            <text:p>subscript_operator</text:p>
          </table:table-cell>
          <table:table-cell office:value-type="string" calcext:value-type="string">
            <text:p>Sharded</text:p>
          </table:table-cell>
          <table:table-cell office:value-type="float" office:value="5263.16" calcext:value-type="float">
            <text:p>5263.1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5050.51" calcext:value-type="float">
            <text:p>5050.51</text:p>
          </table:table-cell>
        </table:table-row>
        <table:table-row table:style-name="ro1">
          <table:table-cell office:value-type="string" calcext:value-type="string">
            <text:p>swap_with_empty</text:p>
          </table:table-cell>
          <table:table-cell office:value-type="string" calcext:value-type="string">
            <text:p>Sharded</text:p>
          </table:table-cell>
          <table:table-cell office:value-type="float" office:value="1090.51" calcext:value-type="float">
            <text:p>1090.51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3558.72" calcext:value-type="float">
            <text:p>3558.72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9"/>
          <table:table-cell table:style-name="ce13" office:value-type="float" office:value="355379.13" calcext:value-type="float">
            <text:p>355379.13</text:p>
          </table:table-cell>
        </table:table-row>
      </table:table>
      <table:table table:name="total_elapsed_time" table:style-name="ta1">
        <table:shapes>
          <draw:frame draw:z-index="0" draw:style-name="gr1" draw:text-style-name="P1" svg:width="2295.41pt" svg:height="752.91pt" svg:x="66.33pt" svg:y="31.63pt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3"/>
        <table:table-column table:style-name="co10" table:default-cell-style-name="ce7"/>
        <table:table-column table:style-name="co10" table:default-cell-style-name="ce11"/>
        <table:table-row table:style-name="ro1">
          <table:table-cell table:style-name="ce2" office:value-type="string" calcext:value-type="string">
            <text:p>operation</text:p>
          </table:table-cell>
          <table:table-cell table:style-name="ce6" office:value-type="string" calcext:value-type="string">
            <text:p>map_type</text:p>
          </table:table-cell>
          <table:table-cell table:style-name="ce10" office:value-type="string" calcext:value-type="string">
            <text:p>Average - total_elapsed_m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Sharded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Sharded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Sharded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Sharded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harded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mpty_when_empty</text:p>
          </table:table-cell>
          <table:table-cell office:value-type="string" calcext:value-type="string">
            <text:p>Sharded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mpty_when_not_empty</text:p>
          </table:table-cell>
          <table:table-cell office:value-type="string" calcext:value-type="string">
            <text:p>Sharded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Sharded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Sharded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et_max_load_factor</text:p>
          </table:table-cell>
          <table:table-cell office:value-type="string" calcext:value-type="string">
            <text:p>Sharded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Sharded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insert_or_assign_existing</text:p>
          </table:table-cell>
          <table:table-cell office:value-type="string" calcext:value-type="string">
            <text:p>Sharded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insert_or_assign_not_existing</text:p>
          </table:table-cell>
          <table:table-cell office:value-type="string" calcext:value-type="string">
            <text:p>Sharded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load_factor</text:p>
          </table:table-cell>
          <table:table-cell office:value-type="string" calcext:value-type="string">
            <text:p>Sharded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merge_with_empty</text:p>
          </table:table-cell>
          <table:table-cell office:value-type="string" calcext:value-type="string">
            <text:p>Sharded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erge_with_empty_internal_map_type</text:p>
          </table:table-cell>
          <table:table-cell office:value-type="string" calcext:value-type="string">
            <text:p>Sharde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rehash</text:p>
          </table:table-cell>
          <table:table-cell office:value-type="string" calcext:value-type="string">
            <text:p>Sharded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office:value-type="string" calcext:value-type="string">
            <text:p>Sharded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et_max_load_factor</text:p>
          </table:table-cell>
          <table:table-cell office:value-type="string" calcext:value-type="string">
            <text:p>Sharded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harded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ubscript_operator</text:p>
          </table:table-cell>
          <table:table-cell office:value-type="string" calcext:value-type="string">
            <text:p>Sharded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wap_with_empty</text:p>
          </table:table-cell>
          <table:table-cell office:value-type="string" calcext:value-type="string">
            <text:p>Sharded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Unsharded</text:p>
          </table:table-cell>
          <table:table-cell table:style-name="ce12" office:value-type="float" office:value="281" calcext:value-type="float">
            <text:p>281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9"/>
          <table:table-cell table:style-name="ce13" office:value-type="float" office:value="249.863636363636" calcext:value-type="float">
            <text:p>249.863636363636</text:p>
          </table:table-cell>
        </table:table-row>
      </table:table>
      <table:named-expressions/>
      <table:data-pilot-tables>
        <table:data-pilot-table table:name="DataPilot1" table:application-data="" table:target-range-address="total_elapsed_time.A1:total_elapsed_time.C46" table:buttons="total_elapsed_time.A1 total_elapsed_time.B1" table:show-filter-button="false" table:drill-down-on-double-click="false">
          <table:source-cell-range table:cell-range-address="benchmark_results.A1:benchmark_results.I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peration" table:orientation="row" table:used-hierarchy="0" table:function="auto">
            <table:data-pilot-level table:show-empty="false" calcext:repeat-item-labels="false">
              <table:data-pilot-members>
                <table:data-pilot-member table:name="at" table:display="true" table:show-details="true"/>
                <table:data-pilot-member table:name="clear" table:display="true" table:show-details="true"/>
                <table:data-pilot-member table:name="constructor" table:display="true" table:show-details="true"/>
                <table:data-pilot-member table:name="count" table:display="true" table:show-details="true"/>
                <table:data-pilot-member table:name="data" table:display="true" table:show-details="true"/>
                <table:data-pilot-member table:name="empty_when_empty" table:display="true" table:show-details="true"/>
                <table:data-pilot-member table:name="empty_when_not_empty" table:display="true" table:show-details="true"/>
                <table:data-pilot-member table:name="erase" table:display="true" table:show-details="true"/>
                <table:data-pilot-member table:name="find" table:display="true" table:show-details="true"/>
                <table:data-pilot-member table:name="get_max_load_factor" table:display="true" table:show-details="true"/>
                <table:data-pilot-member table:name="insert" table:display="true" table:show-details="true"/>
                <table:data-pilot-member table:name="insert_or_assign_existing" table:display="true" table:show-details="true"/>
                <table:data-pilot-member table:name="insert_or_assign_not_existing" table:display="true" table:show-details="true"/>
                <table:data-pilot-member table:name="load_factor" table:display="true" table:show-details="true"/>
                <table:data-pilot-member table:name="merge_with_empty" table:display="true" table:show-details="true"/>
                <table:data-pilot-member table:name="merge_with_empty_internal_map_type" table:display="true" table:show-details="true"/>
                <table:data-pilot-member table:name="rehash" table:display="true" table:show-details="true"/>
                <table:data-pilot-member table:name="reserve" table:display="true" table:show-details="true"/>
                <table:data-pilot-member table:name="set_max_load_factor" table:display="true" table:show-details="true"/>
                <table:data-pilot-member table:name="size" table:display="true" table:show-details="true"/>
                <table:data-pilot-member table:name="subscript_operator" table:display="true" table:show-details="true"/>
                <table:data-pilot-member table:name="swap_with_empt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p_type" table:orientation="row" table:used-hierarchy="0" table:function="auto">
            <table:data-pilot-level table:show-empty="false" calcext:repeat-item-labels="false">
              <table:data-pilot-members>
                <table:data-pilot-member table:name="Sharded" table:display="true" table:show-details="true"/>
                <table:data-pilot-member table:name="Unshard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elapsed_ms" table:orientation="data" table:used-hierarchy="0" table:function="average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4" table:display="true" table:show-details="true"/>
                <table:data-pilot-member table:name="72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61" table:display="true" table:show-details="true"/>
                <table:data-pilot-member table:name="178" table:display="true" table:show-details="true"/>
                <table:data-pilot-member table:name="182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90" table:display="true" table:show-details="true"/>
                <table:data-pilot-member table:name="192" table:display="true" table:show-details="true"/>
                <table:data-pilot-member table:name="196" table:display="true" table:show-details="true"/>
                <table:data-pilot-member table:name="198" table:display="true" table:show-details="true"/>
                <table:data-pilot-member table:name="215" table:display="true" table:show-details="true"/>
                <table:data-pilot-member table:name="218" table:display="true" table:show-details="true"/>
                <table:data-pilot-member table:name="229" table:display="true" table:show-details="true"/>
                <table:data-pilot-member table:name="240" table:display="true" table:show-details="true"/>
                <table:data-pilot-member table:name="243" table:display="true" table:show-details="true"/>
                <table:data-pilot-member table:name="249" table:display="true" table:show-details="true"/>
                <table:data-pilot-member table:name="281" table:display="true" table:show-details="true"/>
                <table:data-pilot-member table:name="376" table:display="true" table:show-details="true"/>
                <table:data-pilot-member table:name="412" table:display="true" table:show-details="true"/>
                <table:data-pilot-member table:name="415" table:display="true" table:show-details="true"/>
                <table:data-pilot-member table:name="437" table:display="true" table:show-details="true"/>
                <table:data-pilot-member table:name="590" table:display="true" table:show-details="true"/>
                <table:data-pilot-member table:name="593" table:display="true" table:show-details="true"/>
                <table:data-pilot-member table:name="644" table:display="true" table:show-details="true"/>
                <table:data-pilot-member table:name="751" table:display="true" table:show-details="true"/>
                <table:data-pilot-member table:name="833" table:display="true" table:show-details="true"/>
                <table:data-pilot-member table:name="9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operations_per_ms.A1:operations_per_ms.C46" table:buttons="operations_per_ms.A1 operations_per_ms.B1" table:show-filter-button="false" table:drill-down-on-double-click="false">
          <table:source-cell-range table:cell-range-address="benchmark_results.A1:benchmark_results.I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peration" table:orientation="row" table:used-hierarchy="0" table:function="auto">
            <table:data-pilot-level table:show-empty="false" calcext:repeat-item-labels="false">
              <table:data-pilot-members>
                <table:data-pilot-member table:name="at" table:display="true" table:show-details="true"/>
                <table:data-pilot-member table:name="clear" table:display="true" table:show-details="true"/>
                <table:data-pilot-member table:name="constructor" table:display="true" table:show-details="true"/>
                <table:data-pilot-member table:name="count" table:display="true" table:show-details="true"/>
                <table:data-pilot-member table:name="data" table:display="true" table:show-details="true"/>
                <table:data-pilot-member table:name="empty_when_empty" table:display="true" table:show-details="true"/>
                <table:data-pilot-member table:name="empty_when_not_empty" table:display="true" table:show-details="true"/>
                <table:data-pilot-member table:name="erase" table:display="true" table:show-details="true"/>
                <table:data-pilot-member table:name="find" table:display="true" table:show-details="true"/>
                <table:data-pilot-member table:name="get_max_load_factor" table:display="true" table:show-details="true"/>
                <table:data-pilot-member table:name="insert" table:display="true" table:show-details="true"/>
                <table:data-pilot-member table:name="insert_or_assign_existing" table:display="true" table:show-details="true"/>
                <table:data-pilot-member table:name="insert_or_assign_not_existing" table:display="true" table:show-details="true"/>
                <table:data-pilot-member table:name="load_factor" table:display="true" table:show-details="true"/>
                <table:data-pilot-member table:name="merge_with_empty" table:display="true" table:show-details="true"/>
                <table:data-pilot-member table:name="merge_with_empty_internal_map_type" table:display="true" table:show-details="true"/>
                <table:data-pilot-member table:name="rehash" table:display="true" table:show-details="true"/>
                <table:data-pilot-member table:name="reserve" table:display="true" table:show-details="true"/>
                <table:data-pilot-member table:name="set_max_load_factor" table:display="true" table:show-details="true"/>
                <table:data-pilot-member table:name="size" table:display="true" table:show-details="true"/>
                <table:data-pilot-member table:name="subscript_operator" table:display="true" table:show-details="true"/>
                <table:data-pilot-member table:name="swap_with_empt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p_type" table:orientation="row" table:used-hierarchy="0" table:function="auto">
            <table:data-pilot-level table:show-empty="false" calcext:repeat-item-labels="false">
              <table:data-pilot-members>
                <table:data-pilot-member table:name="Sharded" table:display="true" table:show-details="true"/>
                <table:data-pilot-member table:name="Unshard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_operations_per_ms" table:orientation="data" table:used-hierarchy="0" table:function="sum">
            <table:data-pilot-level table:show-empty="false" calcext:repeat-item-labels="false">
              <table:data-pilot-members>
                <table:data-pilot-member table:name="1090.51" table:display="true" table:show-details="true"/>
                <table:data-pilot-member table:name="1200.48" table:display="true" table:show-details="true"/>
                <table:data-pilot-member table:name="1331.56" table:display="true" table:show-details="true"/>
                <table:data-pilot-member table:name="1552.8" table:display="true" table:show-details="true"/>
                <table:data-pilot-member table:name="1686.34" table:display="true" table:show-details="true"/>
                <table:data-pilot-member table:name="1694.92" table:display="true" table:show-details="true"/>
                <table:data-pilot-member table:name="2288.33" table:display="true" table:show-details="true"/>
                <table:data-pilot-member table:name="2409.64" table:display="true" table:show-details="true"/>
                <table:data-pilot-member table:name="2427.18" table:display="true" table:show-details="true"/>
                <table:data-pilot-member table:name="2659.57" table:display="true" table:show-details="true"/>
                <table:data-pilot-member table:name="3558.72" table:display="true" table:show-details="true"/>
                <table:data-pilot-member table:name="4016.06" table:display="true" table:show-details="true"/>
                <table:data-pilot-member table:name="4115.23" table:display="true" table:show-details="true"/>
                <table:data-pilot-member table:name="4166.67" table:display="true" table:show-details="true"/>
                <table:data-pilot-member table:name="4366.81" table:display="true" table:show-details="true"/>
                <table:data-pilot-member table:name="4587.16" table:display="true" table:show-details="true"/>
                <table:data-pilot-member table:name="4651.16" table:display="true" table:show-details="true"/>
                <table:data-pilot-member table:name="5050.51" table:display="true" table:show-details="true"/>
                <table:data-pilot-member table:name="5102.04" table:display="true" table:show-details="true"/>
                <table:data-pilot-member table:name="5208.33" table:display="true" table:show-details="true"/>
                <table:data-pilot-member table:name="5263.16" table:display="true" table:show-details="true"/>
                <table:data-pilot-member table:name="5376.34" table:display="true" table:show-details="true"/>
                <table:data-pilot-member table:name="5405.41" table:display="true" table:show-details="true"/>
                <table:data-pilot-member table:name="5494.51" table:display="true" table:show-details="true"/>
                <table:data-pilot-member table:name="5617.98" table:display="true" table:show-details="true"/>
                <table:data-pilot-member table:name="6211.18" table:display="true" table:show-details="true"/>
                <table:data-pilot-member table:name="9615.38" table:display="true" table:show-details="true"/>
                <table:data-pilot-member table:name="9708.74" table:display="true" table:show-details="true"/>
                <table:data-pilot-member table:name="9900.99" table:display="true" table:show-details="true"/>
                <table:data-pilot-member table:name="10000" table:display="true" table:show-details="true"/>
                <table:data-pilot-member table:name="10309.3" table:display="true" table:show-details="true"/>
                <table:data-pilot-member table:name="10416.7" table:display="true" table:show-details="true"/>
                <table:data-pilot-member table:name="10526.3" table:display="true" table:show-details="true"/>
                <table:data-pilot-member table:name="10752.7" table:display="true" table:show-details="true"/>
                <table:data-pilot-member table:name="10869.6" table:display="true" table:show-details="true"/>
                <table:data-pilot-member table:name="13888.9" table:display="true" table:show-details="true"/>
                <table:data-pilot-member table:name="41666.7" table:display="true" table:show-details="true"/>
                <table:data-pilot-member table:name="55555.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4T21:17:31.818000000</dc:date>
    <meta:editing-duration>PT8M25S</meta:editing-duration>
    <meta:editing-cycles>3</meta:editing-cycles>
    <meta:generator>Trio_Office/6.2.8.2$Windows_x86 LibreOffice_project/</meta:generator>
    <meta:document-statistic meta:table-count="3" meta:cell-count="6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0.978cm" svg:height="26.562cm" xlink:href=".." xlink:type="simple" loext:data-pilot-source="DataPilot1" chart:class="chart:bar" chart:style-name="ch1">
        <chart:title svg:x="35.961cm" svg:y="0.667cm" chart:style-name="ch2">
          <text:p>Sharded vs. Unsharded - Total Elapsed Time</text:p>
        </chart:title>
        <chart:subtitle svg:x="36.966cm" svg:y="1.977cm" chart:style-name="ch3">
          <text:p>1,000,000 Total Operations per Function</text:p>
        </chart:subtitle>
        <chart:plot-area chart:style-name="ch4" table:cell-range-address="PivotChart" chart:data-source-has-labels="column" svg:x="2.63cm" svg:y="3.191cm" svg:width="76.729cm" svg:height="21.94cm">
          <chartooo:coordinate-region svg:x="3.622cm" svg:y="3.191cm" svg:width="75.737cm" svg:height="13.97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title svg:x="0.451cm" svg:y="15.568cm" chart:style-name="ch7">
              <text:p>Elapsed Time (ms)</text:p>
            </chart:title>
            <chart:grid chart:style-name="ch8" chart:class="major"/>
          </chart:axis>
          <chart:series chart:style-name="ch9" chart:values-cell-range-address="PT@data 0" chart:label-cell-address="PT@label 0" chart:class="chart:bar"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 Sharded</text:p>
                <text:list>
                  <text:list-item>
                    <text:p>at</text:p>
                  </text:list-item>
                  <text:list-item>
                    <text:p>Sharded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95">
                <text:p>9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t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lear Sharded</text:p>
                <text:list>
                  <text:list-item>
                    <text:p>clea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clea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constructor Sharded</text:p>
                <text:list>
                  <text:list-item>
                    <text:p>constructo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constructo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count Sharded</text:p>
                <text:list>
                  <text:list-item>
                    <text:p>count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count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data Sharded</text:p>
                <text:list>
                  <text:list-item>
                    <text:p>data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data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empty_when_empty Sharded</text:p>
                <text:list>
                  <text:list-item>
                    <text:p>empty_when_empty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empty_when_empty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empty_when_not_empty Sharded</text:p>
                <text:list>
                  <text:list-item>
                    <text:p>empty_when_not_empty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empty_when_not_empty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erase Sharded</text:p>
                <text:list>
                  <text:list-item>
                    <text:p>eras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eras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find Sharded</text:p>
                <text:list>
                  <text:list-item>
                    <text:p>find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find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t_max_load_factor Sharded</text:p>
                <text:list>
                  <text:list-item>
                    <text:p>get_max_load_facto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get_max_load_facto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insert Sharded</text:p>
                <text:list>
                  <text:list-item>
                    <text:p>insert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insert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insert_or_assign_existing Sharded</text:p>
                <text:list>
                  <text:list-item>
                    <text:p>insert_or_assign_existing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insert_or_assign_existing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insert_or_assign_not_existing Sharded</text:p>
                <text:list>
                  <text:list-item>
                    <text:p>insert_or_assign_not_existing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insert_or_assign_not_existing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load_factor Sharded</text:p>
                <text:list>
                  <text:list-item>
                    <text:p>load_facto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load_facto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merge_with_empty Sharded</text:p>
                <text:list>
                  <text:list-item>
                    <text:p>merge_with_empty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merge_with_empty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merge_with_empty_internal_map_type Sharded</text:p>
                <text:list>
                  <text:list-item>
                    <text:p>merge_with_empty_internal_map_typ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erge_with_empty_internal_map_typ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rehash Sharded</text:p>
                <text:list>
                  <text:list-item>
                    <text:p>rehash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rehash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reserve Sharded</text:p>
                <text:list>
                  <text:list-item>
                    <text:p>reserv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reserv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set_max_load_factor Sharded</text:p>
                <text:list>
                  <text:list-item>
                    <text:p>set_max_load_facto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set_max_load_facto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size Sharded</text:p>
                <text:list>
                  <text:list-item>
                    <text:p>siz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siz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subscript_operator Sharded</text:p>
                <text:list>
                  <text:list-item>
                    <text:p>subscript_operato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subscript_operato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swap_with_empty Sharded</text:p>
                <text:list>
                  <text:list-item>
                    <text:p>swap_with_empty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swap_with_empty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81">
                <text:p>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1.863cm" svg:height="25.194cm" xlink:href=".." xlink:type="simple" loext:data-pilot-source="DataPilot2" chart:class="chart:bar" chart:style-name="ch1">
        <chart:title svg:x="31.853cm" svg:y="0.639cm" chart:style-name="ch2">
          <text:p>Sharded vs. Unsharded - Operations/ms</text:p>
        </chart:title>
        <chart:subtitle svg:x="32.408cm" svg:y="1.921cm" chart:style-name="ch3">
          <text:p>1,000,000 Total Operations per Function</text:p>
        </chart:subtitle>
        <chart:plot-area chart:style-name="ch4" table:cell-range-address="PivotChart" chart:data-source-has-labels="column" svg:x="2.448cm" svg:y="3.107cm" svg:width="67.978cm" svg:height="20.684cm">
          <chartooo:coordinate-region svg:x="3.625cm" svg:y="3.107cm" svg:width="66.801cm" svg:height="12.71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title svg:x="0.451cm" svg:y="15.094cm" chart:style-name="ch7">
              <text:p>Operations Performed</text:p>
            </chart:title>
            <chart:grid chart:style-name="ch8" chart:class="major"/>
          </chart:axis>
          <chart:series chart:style-name="ch9" chart:values-cell-range-address="PT@data 0" chart:label-cell-address="PT@label 0" chart:class="chart:bar"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 Sharded</text:p>
                <text:list>
                  <text:list-item>
                    <text:p>at</text:p>
                  </text:list-item>
                  <text:list-item>
                    <text:p>Sharded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0526.3">
                <text:p>10526.3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t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clear Sharded</text:p>
                <text:list>
                  <text:list-item>
                    <text:p>clea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686.34">
                <text:p>1686.34</text:p>
              </table:table-cell>
            </table:table-row>
            <table:table-row>
              <table:table-cell office:value-type="string">
                <text:p>clea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5376.34">
                <text:p>5376.34</text:p>
              </table:table-cell>
            </table:table-row>
            <table:table-row>
              <table:table-cell office:value-type="string">
                <text:p>constructor Sharded</text:p>
                <text:list>
                  <text:list-item>
                    <text:p>constructo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552.8">
                <text:p>1552.8</text:p>
              </table:table-cell>
            </table:table-row>
            <table:table-row>
              <table:table-cell office:value-type="string">
                <text:p>constructo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4016.06">
                <text:p>4016.06</text:p>
              </table:table-cell>
            </table:table-row>
            <table:table-row>
              <table:table-cell office:value-type="string">
                <text:p>count Sharded</text:p>
                <text:list>
                  <text:list-item>
                    <text:p>count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0526.3">
                <text:p>10526.3</text:p>
              </table:table-cell>
            </table:table-row>
            <table:table-row>
              <table:table-cell office:value-type="string">
                <text:p>count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data Sharded</text:p>
                <text:list>
                  <text:list-item>
                    <text:p>data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288.33">
                <text:p>2288.33</text:p>
              </table:table-cell>
            </table:table-row>
            <table:table-row>
              <table:table-cell office:value-type="string">
                <text:p>data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0416.7">
                <text:p>10416.7</text:p>
              </table:table-cell>
            </table:table-row>
            <table:table-row>
              <table:table-cell office:value-type="string">
                <text:p>empty_when_empty Sharded</text:p>
                <text:list>
                  <text:list-item>
                    <text:p>empty_when_empty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409.64">
                <text:p>2409.64</text:p>
              </table:table-cell>
            </table:table-row>
            <table:table-row>
              <table:table-cell office:value-type="string">
                <text:p>empty_when_empty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9708.74">
                <text:p>9708.74</text:p>
              </table:table-cell>
            </table:table-row>
            <table:table-row>
              <table:table-cell office:value-type="string">
                <text:p>empty_when_not_empty Sharded</text:p>
                <text:list>
                  <text:list-item>
                    <text:p>empty_when_not_empty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0752.7">
                <text:p>10752.7</text:p>
              </table:table-cell>
            </table:table-row>
            <table:table-row>
              <table:table-cell office:value-type="string">
                <text:p>empty_when_not_empty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9900.99">
                <text:p>9900.99</text:p>
              </table:table-cell>
            </table:table-row>
            <table:table-row>
              <table:table-cell office:value-type="string">
                <text:p>erase Sharded</text:p>
                <text:list>
                  <text:list-item>
                    <text:p>eras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6211.18">
                <text:p>6211.18</text:p>
              </table:table-cell>
            </table:table-row>
            <table:table-row>
              <table:table-cell office:value-type="string">
                <text:p>eras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5617.98">
                <text:p>5617.98</text:p>
              </table:table-cell>
            </table:table-row>
            <table:table-row>
              <table:table-cell office:value-type="string">
                <text:p>find Sharded</text:p>
                <text:list>
                  <text:list-item>
                    <text:p>find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0309.3">
                <text:p>10309.3</text:p>
              </table:table-cell>
            </table:table-row>
            <table:table-row>
              <table:table-cell office:value-type="string">
                <text:p>find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get_max_load_factor Sharded</text:p>
                <text:list>
                  <text:list-item>
                    <text:p>get_max_load_facto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0869.6">
                <text:p>10869.6</text:p>
              </table:table-cell>
            </table:table-row>
            <table:table-row>
              <table:table-cell office:value-type="string">
                <text:p>get_max_load_facto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insert Sharded</text:p>
                <text:list>
                  <text:list-item>
                    <text:p>insert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4587.16">
                <text:p>4587.16</text:p>
              </table:table-cell>
            </table:table-row>
            <table:table-row>
              <table:table-cell office:value-type="string">
                <text:p>insert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4651.16">
                <text:p>4651.16</text:p>
              </table:table-cell>
            </table:table-row>
            <table:table-row>
              <table:table-cell office:value-type="string">
                <text:p>insert_or_assign_existing Sharded</text:p>
                <text:list>
                  <text:list-item>
                    <text:p>insert_or_assign_existing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5208.33">
                <text:p>5208.33</text:p>
              </table:table-cell>
            </table:table-row>
            <table:table-row>
              <table:table-cell office:value-type="string">
                <text:p>insert_or_assign_existing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5102.04">
                <text:p>5102.04</text:p>
              </table:table-cell>
            </table:table-row>
            <table:table-row>
              <table:table-cell office:value-type="string">
                <text:p>insert_or_assign_not_existing Sharded</text:p>
                <text:list>
                  <text:list-item>
                    <text:p>insert_or_assign_not_existing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4115.23">
                <text:p>4115.23</text:p>
              </table:table-cell>
            </table:table-row>
            <table:table-row>
              <table:table-cell office:value-type="string">
                <text:p>insert_or_assign_not_existing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5208.33">
                <text:p>5208.33</text:p>
              </table:table-cell>
            </table:table-row>
            <table:table-row>
              <table:table-cell office:value-type="string">
                <text:p>load_factor Sharded</text:p>
                <text:list>
                  <text:list-item>
                    <text:p>load_facto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427.18">
                <text:p>2427.18</text:p>
              </table:table-cell>
            </table:table-row>
            <table:table-row>
              <table:table-cell office:value-type="string">
                <text:p>load_facto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9900.99">
                <text:p>9900.99</text:p>
              </table:table-cell>
            </table:table-row>
            <table:table-row>
              <table:table-cell office:value-type="string">
                <text:p>merge_with_empty Sharded</text:p>
                <text:list>
                  <text:list-item>
                    <text:p>merge_with_empty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3888.9">
                <text:p>13888.9</text:p>
              </table:table-cell>
            </table:table-row>
            <table:table-row>
              <table:table-cell office:value-type="string">
                <text:p>merge_with_empty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41666.7">
                <text:p>41666.7</text:p>
              </table:table-cell>
            </table:table-row>
            <table:table-row>
              <table:table-cell office:value-type="string">
                <text:p>merge_with_empty_internal_map_type Sharded</text:p>
                <text:list>
                  <text:list-item>
                    <text:p>merge_with_empty_internal_map_typ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55555.6">
                <text:p>55555.6</text:p>
              </table:table-cell>
            </table:table-row>
            <table:table-row>
              <table:table-cell office:value-type="string">
                <text:p>merge_with_empty_internal_map_typ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5405.41">
                <text:p>5405.41</text:p>
              </table:table-cell>
            </table:table-row>
            <table:table-row>
              <table:table-cell office:value-type="string">
                <text:p>rehash Sharded</text:p>
                <text:list>
                  <text:list-item>
                    <text:p>rehash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331.56">
                <text:p>1331.56</text:p>
              </table:table-cell>
            </table:table-row>
            <table:table-row>
              <table:table-cell office:value-type="string">
                <text:p>rehash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4366.81">
                <text:p>4366.81</text:p>
              </table:table-cell>
            </table:table-row>
            <table:table-row>
              <table:table-cell office:value-type="string">
                <text:p>reserve Sharded</text:p>
                <text:list>
                  <text:list-item>
                    <text:p>reserv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200.48">
                <text:p>1200.48</text:p>
              </table:table-cell>
            </table:table-row>
            <table:table-row>
              <table:table-cell office:value-type="string">
                <text:p>reserv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4166.67">
                <text:p>4166.67</text:p>
              </table:table-cell>
            </table:table-row>
            <table:table-row>
              <table:table-cell office:value-type="string">
                <text:p>set_max_load_factor Sharded</text:p>
                <text:list>
                  <text:list-item>
                    <text:p>set_max_load_facto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694.92">
                <text:p>1694.92</text:p>
              </table:table-cell>
            </table:table-row>
            <table:table-row>
              <table:table-cell office:value-type="string">
                <text:p>set_max_load_facto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5494.51">
                <text:p>5494.51</text:p>
              </table:table-cell>
            </table:table-row>
            <table:table-row>
              <table:table-cell office:value-type="string">
                <text:p>size Sharded</text:p>
                <text:list>
                  <text:list-item>
                    <text:p>siz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659.57">
                <text:p>2659.57</text:p>
              </table:table-cell>
            </table:table-row>
            <table:table-row>
              <table:table-cell office:value-type="string">
                <text:p>siz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9615.38">
                <text:p>9615.38</text:p>
              </table:table-cell>
            </table:table-row>
            <table:table-row>
              <table:table-cell office:value-type="string">
                <text:p>subscript_operator Sharded</text:p>
                <text:list>
                  <text:list-item>
                    <text:p>subscript_operato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5263.16">
                <text:p>5263.16</text:p>
              </table:table-cell>
            </table:table-row>
            <table:table-row>
              <table:table-cell office:value-type="string">
                <text:p>subscript_operato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5050.51">
                <text:p>5050.51</text:p>
              </table:table-cell>
            </table:table-row>
            <table:table-row>
              <table:table-cell office:value-type="string">
                <text:p>swap_with_empty Sharded</text:p>
                <text:list>
                  <text:list-item>
                    <text:p>swap_with_empty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090.51">
                <text:p>1090.51</text:p>
              </table:table-cell>
            </table:table-row>
            <table:table-row>
              <table:table-cell office:value-type="string">
                <text:p>swap_with_empty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3558.72">
                <text:p>3558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